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text-properties officeooo:rsid="000ec0f7" officeooo:paragraph-rsid="000ec0f7"/>
    </style:style>
    <style:style style:name="P2" style:family="paragraph" style:parent-style-name="Text_20_body">
      <style:text-properties style:font-name="Nimbus Mono L"/>
    </style:style>
    <style:style style:name="P3" style:family="paragraph" style:parent-style-name="Text_20_body">
      <style:text-properties officeooo:rsid="0017ce19" officeooo:paragraph-rsid="0017ce19"/>
    </style:style>
    <style:style style:name="P4" style:family="paragraph" style:parent-style-name="Text_20_body">
      <style:text-properties officeooo:rsid="0018c34a" officeooo:paragraph-rsid="0018c34a"/>
    </style:style>
    <style:style style:name="P5" style:family="paragraph" style:parent-style-name="Text_20_body">
      <style:text-properties officeooo:rsid="0018c34a" officeooo:paragraph-rsid="0018c34a"/>
    </style:style>
    <style:style style:name="P6" style:family="paragraph" style:parent-style-name="Text_20_body">
      <style:text-properties officeooo:rsid="00193a05" officeooo:paragraph-rsid="00193a05"/>
    </style:style>
    <style:style style:name="P7" style:family="paragraph" style:parent-style-name="Title">
      <style:text-properties officeooo:rsid="00193a05" officeooo:paragraph-rsid="00193a05"/>
    </style:style>
    <style:style style:name="T1" style:family="text">
      <style:text-properties style:font-name="Nimbus Mono 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Building Hadoop from Source</text:p>
      <text:p text:style-name="P1">1. Checkout hadoop source.</text:p>
      <text:p text:style-name="P1"><text:span text:style-name="T1">git clone </text:span><text:a xlink:type="simple" xlink:href="https://github.com/apache/hadoop.git" text:style-name="Internet_20_link" text:visited-style-name="Visited_20_Internet_20_Link"><text:span text:style-name="T1">https://github.com/apache/hadoop.git</text:span></text:a></text:p>
      <text:p text:style-name="Text_20_body">2. Make sure dependencies are installed, see </text:p>
      <text:p text:style-name="P1"><text:a xlink:type="simple" xlink:href="https://svn.apache.org/repos/asf/hadoop/common/trunk/BUILDING.txt" text:style-name="Internet_20_link" text:visited-style-name="Visited_20_Internet_20_Link">https://svn.apache.org/repos/asf/hadoop/common/trunk/BUILDING.txt</text:a></text:p>
      <text:p text:style-name="P1">If you use native code, make sure OpenSSL-devel and cmake are installed</text:p>
      <text:p text:style-name="P1">3. Build hadoop with native code:</text:p>
      <text:p text:style-name="P2">mvn package -Pdist,native,docs,src -DskipTests -Dtar</text:p>
      <text:p text:style-name="P3">Compiled Tarball lies in hadoop-dist/target in the hadoop distro. Untar it and you are good to go.</text:p>
      <text:p text:style-name="P4"><text:a xlink:type="simple" xlink:href="http://hadoop.apache.org/docs/current/hadoop-project-dist/hadoop-common/SingleCluster.html" text:style-name="Internet_20_link" text:visited-style-name="Visited_20_Internet_20_Link">http://hadoop.apache.org/docs/current/hadoop-project-dist/hadoop-common/SingleCluster.html</text:a></text:p>
      <text:p text:style-name="P4">For a simple tutorial</text:p>
      <text:p text:style-name="P7">Running Sample Job</text:p>
      <text:p text:style-name="P6">1. Configure sshd.</text:p>
      <text:p text:style-name="P4"/>
      <text:p text:style-name="P3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8T17:04:27.059192535</meta:creation-date>
    <dc:date>2015-04-21T07:51:40.681794678</dc:date>
    <meta:editing-duration>PT2H30M12S</meta:editing-duration>
    <meta:editing-cycles>12</meta:editing-cycles>
    <meta:generator>LibreOffice/4.4.2.2$Linux_X86_64 LibreOffice_project/40$Build-2</meta:generator>
    <meta:document-statistic meta:table-count="0" meta:image-count="0" meta:object-count="0" meta:page-count="1" meta:paragraph-count="13" meta:word-count="70" meta:character-count="610" meta:non-whitespace-character-count="552"/>
  </office:meta>
</office:document-meta>
</file>